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"/>
    <style:font-face style:name="Courier New" svg:font-family="'Courier New'" style:font-family-generic="modern" style:font-pitch="fixed"/>
    <style:font-face style:name="Al Nile" svg:font-family="'Al Nile'" style:font-pitch="variable"/>
    <style:font-face style:name="Cochin" svg:font-family="Cochin" style:font-pitch="variable"/>
    <style:font-face style:name="Helvetica Neue" svg:font-family="'Helvetica Neue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l Nile"/>
    </style:style>
    <style:style style:name="P2" style:family="paragraph" style:parent-style-name="Standard">
      <style:text-properties style:font-name="Al Nile" fo:background-color="#ffff99"/>
    </style:style>
    <style:style style:name="P3" style:family="paragraph" style:parent-style-name="Standard">
      <style:text-properties style:font-name="Al Nile" fo:background-color="#33ff99"/>
    </style:style>
    <style:style style:name="P4" style:family="paragraph" style:parent-style-name="Standard">
      <style:text-properties style:font-name="Al Nile" fo:background-color="#00ccff"/>
    </style:style>
    <style:style style:name="T1" style:family="text">
      <style:text-properties fo:background-color="#ffff99"/>
    </style:style>
    <style:style style:name="T2" style:family="text">
      <style:text-properties fo:background-color="#33f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7"/>/ <text:s text:c="2"/>\ <text:s text:c="20"/>/ <text:s text:c="2"/>\</text:p>
      <text:p text:style-name="P2"><text:s text:c="5"/>/ <text:s text:c="7"/>\ “ “ “ “ “ / <text:s text:c="7"/>\</text:p>
      <text:p text:style-name="P2"><text:s text:c="4"/>| <text:s text:c="5"/>\ / \ “ “ “ / \ / <text:s text:c="6"/>|</text:p>
      <text:p text:style-name="P2"><text:s text:c="3"/>` , <text:s/>&lt;G&gt;\ <text:s/>“ <text:s/>/ <text:s/>&lt;G&gt; <text:s/>, `</text:p>
      <text:p text:style-name="P2">========= <text:s text:c="4"/>Y <text:s text:c="4"/>=========</text:p>
      <text:p text:style-name="P2"><text:s text:c="10"/>\ <text:s text:c="7"/>_^_ <text:s text:c="9"/>/</text:p>
      <text:p text:style-name="P1"><text:s/><text:span text:style-name="T2"><text:s text:c="12"/>\ <text:s text:c="21"/>/ <text:s text:c="4"/>\___ ,</text:span></text:p>
      <text:p text:style-name="P3"><text:s text:c="12"/>/ <text:s text:c="3"/>` ` ` ` ` <text:s text:c="22"/>\______,<text:line-break/> <text:s text:c="8"/>| <text:s text:c="10"/>` ` ` <text:s text:c="30"/>“ <text:s/>“ <text:s/>“ <text:s text:c="8"/>\,</text:p>
      <text:p text:style-name="P3"><text:s text:c="9"/>| <text:s text:c="15"/>` <text:s text:c="36"/>“ <text:s/>“ <text:s text:c="15"/>\<text:line-break/> <text:s text:c="8"/>| <text:s text:c="42"/>| <text:s text:c="13"/>“ <text:s text:c="8"/>“ <text:s text:c="9"/>\</text:p>
      <text:p text:style-name="P4"><text:s text:c="9"/>| <text:s text:c="16"/>_ <text:s text:c="20"/>/ <text:s text:c="30"/>“ <text:s text:c="7"/>|</text:p>
      <text:p text:style-name="P4"><text:s text:c="9"/>| <text:s text:c="6"/>“ <text:s text:c="6"/>/ <text:s text:c="3"/>\ <text:s text:c="5"/>“ <text:s text:c="6"/>/ <text:s text:c="35"/>“ <text:s text:c="4"/>|</text:p>
      <text:p text:style-name="P4"><text:s text:c="9"/>| <text:s text:c="14"/>| <text:s text:c="6"/>| <text:s text:c="13"/>| <text:s/>\__ <text:s text:c="2"/>____ <text:s/>\ <text:s text:c="8"/>“ <text:s text:c="2"/>|<text:line-break/> <text:s text:c="5"/>/ <text:s text:c="3"/>– <text:s text:c="10"/>| <text:s text:c="6"/>| <text:s text:c="5"/>– <text:s text:c="6"/>\ <text:s text:c="6"/>/ <text:s text:c="6"/>“ <text:s text:c="5"/>“ <text:s text:c="10"/>“ <text:s/>/</text:p>
      <text:p text:style-name="P4"><text:s text:c="6"/>\_____/ <text:s text:c="7"/>\_____/ <text:s text:c="5"/>\__________/<text:line-break/>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"/>
    <style:font-face style:name="Courier New" svg:font-family="'Courier New'" style:font-family-generic="modern" style:font-pitch="fixed"/>
    <style:font-face style:name="Al Nile" svg:font-family="'Al Nile'" style:font-pitch="variable"/>
    <style:font-face style:name="Cochin" svg:font-family="Cochin" style:font-pitch="variable"/>
    <style:font-face style:name="Helvetica Neue" svg:font-family="'Helvetica Neue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inne Knight</meta:initial-creator>
    <meta:creation-date>2018-10-22T10:27:48</meta:creation-date>
    <meta:document-statistic meta:table-count="0" meta:image-count="0" meta:object-count="0" meta:page-count="1" meta:paragraph-count="13" meta:word-count="103" meta:character-count="954"/>
    <dc:date>2018-10-22T11:15:20</dc:date>
    <dc:creator>Carinne Knight</dc:creator>
    <meta:editing-duration>PT16M51S</meta:editing-duration>
    <meta:editing-cycles>1</meta:editing-cycles>
    <meta:generator>OpenOffice/4.1.1$Unix OpenOffice.org_project/411m6$Build-9775</meta:generator>
  </office:meta>
</office:document-meta>
</file>